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size="13pt" style:font-size-asian="13pt" style:font-size-complex="13pt"/>
    </style:style>
    <style:style style:name="P4" style:family="paragraph" style:parent-style-name="Standard">
      <style:paragraph-properties fo:line-height="150%"/>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Pedro Páramo</text:p>
      <text:p text:style-name="P1">A. S. Ivan Reyes Conde</text:p>
      <text:p text:style-name="P3"/>
      <text:p text:style-name="P3"/>
      <text:p text:style-name="P4">Pedro Páramo, La primera y única novela de Juan Rulfo. Publicada originalmente en 1955, dos años después de El llano en llamas, ha visto múltiples reediciones en distintos idiomas. Pedro Páramo contribuyó enormemente al desarrollo del realismo mágico. Pedro Páramo junto con El llano en Llamas colocaron a Juan Rulfo como uno de los autores mexicanos más reconocidos en el mundo. </text:p>
      <text:p text:style-name="P4"/>
      <text:p text:style-name="P4">En Pedro Páramo se puede apreciar, una vez más, un mexicanismo exaltado mediante sus personajes; los cuales emplean un <text:s/>un lenguaje que se puede aplaudir por su pulcritud aunque, en palabras de Rulfo, "Ellos [Los campesinos mexicanos] no hablan así". Y no se trata de una nueva forma de emplear las palabras, ni de algún artilugio de la gramática, es más bien que Rulfo impresiona al ser tan lírico; hay en Pedró Páramo verdadera fuerza poética, que crea un mundo donde desde las personas hasta el ambiente se convierten en personajes. </text:p>
      <text:p text:style-name="P4"/>
      <text:p text:style-name="P4">Vale la pena resaltar como Rulfo rompe con la percepción de la linea de tiempo, llevandonos hacia atrás y adelante en la historia de sus personajes y de Comala, un pequeño pueblo donde se pierde la linea entre la vida y la muerte para encerrarnos en un mundo donde los personajes, narradores y el ambiente se hacen indivisibles, se convierten en una sola entidad que vive, respira y muere en Pedro Páramo.</text:p>
      <text:p text:style-name="P4"/>
      <text:p text:style-name="P4">En Pedro Páramo no podemos dejar sentir la fuerza del drama que rodea la historia pero es, al estilo de Rulfo, transformado en otra luz que irradia belleza en la obra, una fuente de emoción que incluso llega a estimular todos los sentidos del lector.</text:p>
      <text:p text:style-name="P4"/>
      <text:p text:style-name="P4">Este libro es sin duda una obra maestra, el balance de todos los elementos en el libro, la narración exquisita de Rulfo y una historia que llevara al lector a perderse en un universo alterno hacen de Pedro Páramo una obra que se debe de leer, una gran adición a la biblioteca pers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7T14:59:02</meta:creation-date>
    <dc:date>2010-04-27T15:31:05</dc:date>
    <meta:editing-duration>PT00H27M35S</meta:editing-duration>
    <meta:editing-cycles>8</meta:editing-cycles>
    <meta:generator>OpenOffice.org/3.2$Unix OpenOffice.org_project/320m12$Build-9483</meta:generator>
    <meta:document-statistic meta:table-count="0" meta:image-count="0" meta:object-count="0" meta:page-count="1" meta:paragraph-count="7" meta:word-count="329" meta:character-count="1890"/>
  </office:meta>
</office:document-meta>
</file>